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autotasks_ISystem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autotasks_System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 office:value-type="string">
            <text:p>SaxPars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 office:value-type="string">
            <text:p>DO WE USE THIS ???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 office:value-type="string">
            <text:p>XmlTagHandler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ml/rss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_ipf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_ipf_view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2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6-30T12:42:48</dc:date>
    <dc:creator>Marc-Andre Lanciault</dc:creator>
    <meta:editing-duration>PT04H00M41S</meta:editing-duration>
    <meta:editing-cycles>14</meta:editing-cycles>
    <meta:generator>OpenOffice.org/3.1$Linux OpenOffice.org_project/310m19$Build-9420</meta:generator>
    <meta:document-statistic meta:table-count="3" meta:cell-count="724" meta:object-count="0"/>
  </office:meta>
</office:document-meta>
</file>